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cm" draw:marker-end="Arrow" draw:marker-end-width="0.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15cm" draw:marker-end="Arrow" draw:marker-end-width="0.1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cm" svg:stroke-color="#000000"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fo:min-height="0.7cm"/>
    </style:style>
    <style:style style:name="gr8" style:family="graphic" style:parent-style-name="standard">
      <style:graphic-properties draw:stroke="none" svg:stroke-width="0cm" svg:stroke-color="#000000" draw:fill="none" draw:fill-color="#ffffff" fo:min-height="0.6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2" draw:id="id12" draw:layer="layout" svg:width="4.7cm" svg:height="2.4cm" svg:x="2cm" svg:y="1.1cm">
          <text:p text:style-name="P1">Current Pix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4.7cm" svg:height="2.4cm" svg:x="14.3cm" svg:y="1.1cm">
          <text:p text:style-name="P1">Background </text:p>
          <text:p text:style-name="P1">Pixel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7cm" svg:height="2.4cm" svg:x="2cm" svg:y="13.9cm">
          <text:p text:style-name="P1">CountBig++</text:p>
          <text:p text:style-name="P1">AccBig += Pix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5.9cm" svg:height="2.9cm" svg:x="1.4cm" svg:y="22.2cm">
          <text:p text:style-name="P1">BgPixel =<text:line-break/> AccBig/CountBig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cm" svg:height="2.4cm" svg:x="2cm" svg:y="10.8cm">
          <text:p text:style-name="P1">CountLittle = 0</text:p>
          <text:p text:style-name="P1">AccLittle = 0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cm" svg:height="2.4cm" svg:x="14.3cm" svg:y="10.8cm">
          <text:p text:style-name="P1">CountBig = 0</text:p>
          <text:p text:style-name="P1">AccBig = 0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5cm" svg:height="2.4cm" svg:x="14.158cm" svg:y="13.9cm">
          <text:p text:style-name="P1">CountLittle++</text:p>
          <text:p text:style-name="P1">AccLittle += Pixel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5.9cm" svg:height="2.9cm" svg:x="13.7cm" svg:y="22.2cm">
          <text:p text:style-name="P1">BgPixel = <text:line-break/>AccLittle/CountLitt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.35cm" svg:height="3.089cm" svg:x="7.825cm" svg:y="3.911cm">
          <text:p text:style-name="P1">Two-frame <text:line-break/>foreground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1.1cm" svg:height="1.1cm" svg:x="9.95cm" svg:y="1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2cm" svg:y1="2.3cm" svg:x2="10.8cm" svg:y2="2.3cm">
          <text:p/>
        </draw:line>
        <draw:custom-shape draw:style-name="gr1" draw:text-style-name="P1" xml:id="id1" draw:id="id1" draw:layer="layout" svg:width="5.35cm" svg:height="3.089cm" svg:x="7.825cm" svg:y="7.8cm">
          <text:p text:style-name="P1">Diff&gt;Threshold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3.175cm" svg:y1="9.345cm" svg:x2="16.65cm" svg:y2="10.8cm" draw:start-shape="id1" draw:start-glue-point="7" draw:end-shape="id2" draw:end-glue-point="0" svg:d="M13175 9345h3475v1455" svg:viewBox="0 0 3476 1456">
          <text:p/>
        </draw:connector>
        <draw:connector draw:style-name="gr6" draw:text-style-name="P1" draw:layer="layout" svg:x1="7.825cm" svg:y1="9.345cm" svg:x2="4.35cm" svg:y2="10.8cm" draw:start-shape="id1" draw:start-glue-point="5" draw:end-shape="id3" draw:end-glue-point="0" svg:d="M7825 9345h-3475v1455" svg:viewBox="0 0 3476 1456">
          <text:p/>
        </draw:connector>
        <draw:connector draw:style-name="gr6" draw:text-style-name="P1" draw:layer="layout" svg:x1="4.35cm" svg:y1="13.2cm" svg:x2="4.35cm" svg:y2="13.9cm" draw:start-shape="id3" draw:start-glue-point="2" draw:end-shape="id4" draw:end-glue-point="0" svg:d="M4350 13200v700" svg:viewBox="0 0 1 701">
          <text:p/>
        </draw:connector>
        <draw:connector draw:style-name="gr6" draw:text-style-name="P1" draw:layer="layout" svg:x1="16.65cm" svg:y1="13.2cm" svg:x2="16.658cm" svg:y2="13.9cm" draw:start-shape="id2" draw:start-glue-point="2" draw:end-shape="id5" draw:end-glue-point="0" svg:d="M16650 13200v350h8v350" svg:viewBox="0 0 9 701">
          <text:p/>
        </draw:connector>
        <draw:connector draw:style-name="gr6" draw:text-style-name="P1" draw:layer="layout" svg:x1="4.35cm" svg:y1="16.3cm" svg:x2="4.344cm" svg:y2="17.511cm" draw:start-shape="id4" draw:start-glue-point="2" draw:end-shape="id6" draw:end-glue-point="4" svg:d="M4350 16300v605h-6v606" svg:viewBox="0 0 7 1212">
          <text:p/>
        </draw:connector>
        <draw:connector draw:style-name="gr6" draw:text-style-name="P1" draw:layer="layout" svg:x1="16.658cm" svg:y1="16.3cm" svg:x2="16.656cm" svg:y2="17.6cm" draw:start-shape="id5" draw:start-glue-point="2" draw:end-shape="id7" draw:end-glue-point="4" svg:d="M16658 16300v650h-2v650" svg:viewBox="0 0 3 1301">
          <text:p/>
        </draw:connector>
        <draw:connector draw:style-name="gr6" draw:text-style-name="P1" draw:layer="layout" svg:x1="4.344cm" svg:y1="20.6cm" svg:x2="4.35cm" svg:y2="22.2cm" draw:start-shape="id6" draw:start-glue-point="6" draw:end-shape="id8" draw:end-glue-point="0" svg:d="M4344 20600v800h6v800" svg:viewBox="0 0 7 1601">
          <text:p/>
        </draw:connector>
        <draw:connector draw:style-name="gr6" draw:text-style-name="P1" draw:layer="layout" svg:x1="16.656cm" svg:y1="20.689cm" svg:x2="16.65cm" svg:y2="22.2cm" draw:start-shape="id7" draw:start-glue-point="6" draw:end-shape="id9" draw:end-glue-point="0" svg:d="M16656 20689v756h-6v755" svg:viewBox="0 0 7 1512">
          <text:p/>
        </draw:connector>
        <draw:custom-shape draw:style-name="gr1" draw:text-style-name="P1" xml:id="id6" draw:id="id6" draw:layer="layout" svg:width="5.35cm" svg:height="3.089cm" svg:x="1.669cm" svg:y="17.511cm">
          <text:p text:style-name="P1">CountBig&gt;10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5.35cm" svg:height="3.089cm" svg:x="13.981cm" svg:y="17.6cm">
          <text:p text:style-name="P1">CountLittle&gt;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0.5cm" svg:y1="7cm" svg:x2="10.5cm" svg:y2="7.8cm" draw:start-shape="id10" draw:start-glue-point="6" draw:end-shape="id1" draw:end-glue-point="4" svg:d="M10500 7000v800" svg:viewBox="0 0 1 801">
          <text:p/>
        </draw:connector>
        <draw:connector draw:style-name="gr6" draw:text-style-name="P1" draw:layer="layout" svg:x1="10.5cm" svg:y1="2.838cm" svg:x2="10.5cm" svg:y2="3.911cm" draw:start-shape="id11" draw:start-glue-point="8" draw:end-shape="id10" draw:end-glue-point="4" svg:d="M10500 2838v1073" svg:viewBox="0 0 1 1074">
          <text:p/>
        </draw:connector>
        <draw:connector draw:style-name="gr6" draw:text-style-name="P1" draw:layer="layout" svg:x1="6.7cm" svg:y1="2.3cm" svg:x2="9.95cm" svg:y2="2.288cm" draw:start-shape="id12" draw:start-glue-point="1" draw:end-shape="id11" draw:end-glue-point="6" svg:d="M6700 2300h1625v-12h1625" svg:viewBox="0 0 3251 13">
          <text:p/>
        </draw:connector>
        <draw:connector draw:style-name="gr6" draw:text-style-name="P1" draw:layer="layout" svg:x1="14.3cm" svg:y1="2.3cm" svg:x2="11.05cm" svg:y2="2.288cm" draw:start-shape="id13" draw:start-glue-point="3" draw:end-shape="id11" draw:end-glue-point="10" svg:d="M14300 2300h-1624v-12h-1626" svg:viewBox="0 0 3251 13">
          <text:p/>
        </draw:connector>
        <draw:frame draw:style-name="gr7" draw:layer="layout" svg:width="2.1cm" svg:height="0.962cm" svg:x="5.5cm" svg:y="8.6cm">
          <draw:text-box>
            <text:p>yes</text:p>
          </draw:text-box>
        </draw:frame>
        <draw:frame draw:style-name="gr8" draw:layer="layout" svg:width="2.2cm" svg:height="0.962cm" svg:x="10.5cm" svg:y="6.9cm">
          <draw:text-box>
            <text:p>no</text:p>
          </draw:text-box>
        </draw:frame>
        <draw:frame draw:style-name="gr8" draw:layer="layout" svg:width="2.2cm" svg:height="0.962cm" svg:x="14.4cm" svg:y="8.538cm">
          <draw:text-box>
            <text:p>no</text:p>
          </draw:text-box>
        </draw:frame>
        <draw:frame draw:style-name="gr7" draw:layer="layout" svg:width="2.1cm" svg:height="0.962cm" svg:x="4.3cm" svg:y="20.7cm">
          <draw:text-box>
            <text:p>yes</text:p>
          </draw:text-box>
        </draw:frame>
        <draw:frame draw:style-name="gr7" draw:layer="layout" svg:width="2.1cm" svg:height="0.962cm" svg:x="16.7cm" svg:y="20.838cm">
          <draw:text-box>
            <text:p>yes</text:p>
          </draw:text-box>
        </draw:frame>
        <draw:custom-shape draw:style-name="gr9" draw:text-style-name="P1" xml:id="id16" draw:id="id16" draw:layer="layout" svg:width="4.6cm" svg:height="1.6cm" svg:x="8.5cm" svg:y="26.7cm">
          <text:p text:style-name="P1">En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4.35cm" svg:y1="25.1cm" svg:x2="4.35cm" svg:y2="26.3cm" draw:start-shape="id8" draw:start-glue-point="2" draw:end-shape="id14" draw:end-glue-point="0" svg:d="M4350 25100v1200" svg:viewBox="0 0 1 1201">
          <text:p/>
        </draw:connector>
        <draw:connector draw:style-name="gr6" draw:text-style-name="P1" draw:layer="layout" svg:x1="16.65cm" svg:y1="25.1cm" svg:x2="16.65cm" svg:y2="26.3cm" draw:start-shape="id9" draw:start-glue-point="2" draw:end-shape="id15" draw:end-glue-point="0" svg:d="M16650 25100v1200" svg:viewBox="0 0 1 1201">
          <text:p/>
        </draw:connector>
        <draw:connector draw:style-name="gr6" draw:text-style-name="P1" draw:layer="layout" svg:x1="7.019cm" svg:y1="19.056cm" svg:x2="10.8cm" svg:y2="26.7cm" draw:start-shape="id6" draw:start-glue-point="7" draw:end-shape="id16" draw:end-glue-point="5" svg:d="M7019 19056h3781v7644" svg:viewBox="0 0 3782 7645">
          <text:p/>
        </draw:connector>
        <draw:connector draw:style-name="gr6" draw:text-style-name="P1" draw:layer="layout" svg:x1="13.981cm" svg:y1="19.145cm" svg:x2="11.375cm" svg:y2="26.7cm" draw:start-shape="id7" draw:start-glue-point="5" draw:end-shape="id16" draw:end-glue-point="4" svg:d="M13981 19145h-2606v7555" svg:viewBox="0 0 2607 7556">
          <text:p/>
        </draw:connector>
        <draw:custom-shape draw:style-name="gr9" draw:text-style-name="P1" xml:id="id17" draw:id="id17" draw:layer="layout" svg:width="4.6cm" svg:height="1.6cm" svg:x="14.4cm" svg:y="4.667cm">
          <text:p text:style-name="P1">En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13.175cm" svg:y1="5.456cm" svg:x2="14.975cm" svg:y2="5.467cm" draw:start-shape="id10" draw:start-glue-point="7" draw:end-shape="id17" draw:end-glue-point="9" svg:d="M13175 5456h613v11h1187" svg:viewBox="0 0 1801 12">
          <text:p/>
        </draw:connector>
        <draw:frame draw:style-name="gr7" draw:layer="layout" svg:width="2.1cm" svg:height="0.962cm" svg:x="13.1cm" svg:y="4.6cm">
          <draw:text-box>
            <text:p>yes</text:p>
          </draw:text-box>
        </draw:frame>
        <draw:frame draw:style-name="gr8" draw:layer="layout" svg:width="2.2cm" svg:height="0.962cm" svg:x="7.6cm" svg:y="18.138cm">
          <draw:text-box>
            <text:p>no</text:p>
          </draw:text-box>
        </draw:frame>
        <draw:frame draw:style-name="gr8" draw:layer="layout" svg:width="2.2cm" svg:height="0.962cm" svg:x="12cm" svg:y="18.2cm">
          <draw:text-box>
            <text:p>no</text:p>
          </draw:text-box>
        </draw:frame>
        <draw:custom-shape draw:style-name="gr1" draw:text-style-name="P1" xml:id="id15" draw:id="id15" draw:layer="layout" svg:width="4.7cm" svg:height="2.4cm" svg:x="14.3cm" svg:y="26.3cm">
          <text:p text:style-name="P1">CountLittle = 0</text:p>
          <text:p text:style-name="P1">AccLittle = 0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7cm" svg:height="2.4cm" svg:x="2cm" svg:y="26.3cm">
          <text:p text:style-name="P1">CountBig = 0</text:p>
          <text:p text:style-name="P1">AccBig = 0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7cm" svg:y1="27.5cm" svg:x2="9.075cm" svg:y2="27.5cm" draw:start-shape="id14" draw:start-glue-point="1" draw:end-shape="id16" draw:end-glue-point="9" svg:d="M6700 27500h2375" svg:viewBox="0 0 2376 1">
          <text:p/>
        </draw:connector>
        <draw:connector draw:style-name="gr10" draw:text-style-name="P1" draw:layer="layout" svg:x1="14.3cm" svg:y1="27.5cm" svg:x2="12.525cm" svg:y2="27.5cm" draw:start-shape="id15" draw:start-glue-point="3" draw:end-shape="id16" draw:end-glue-point="6" svg:d="M14300 27500h-1775" svg:viewBox="0 0 177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e </meta:initial-creator>
    <meta:creation-date>2015-03-27T17:27:55.561474077</meta:creation-date>
    <dc:date>2015-03-27T18:24:24.871294614</dc:date>
    <dc:creator>michele </dc:creator>
    <meta:editing-duration>PT1M7S</meta:editing-duration>
    <meta:editing-cycles>3</meta:editing-cycles>
    <meta:generator>LibreOffice/4.2.7.2$Linux_X86_64 LibreOffice_project/420m0$Build-2</meta:generator>
    <meta:document-statistic meta:object-count="45"/>
  </office:meta>
</office:document-meta>
</file>